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54pt" fo:font-weight="bold" officeooo:rsid="001d9c09" officeooo:paragraph-rsid="002812d8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36pt" fo:font-weight="bold" officeooo:rsid="001f5362" officeooo:paragraph-rsid="002812d8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2812d8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1f5362" officeooo:paragraph-rsid="002812d8" style:font-size-asian="32pt" style:font-style-asian="italic" style:font-weight-asian="bold" style:font-size-complex="3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22pt" fo:font-style="italic" fo:font-weight="bold" officeooo:rsid="000440d6" officeooo:paragraph-rsid="002812d8" style:font-size-asian="19.25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3333" style:font-name="Nimbus Sans L" fo:font-size="36pt" fo:font-style="italic" fo:font-weight="bold" officeooo:rsid="002812d8" officeooo:paragraph-rsid="002812d8" style:font-size-asian="36pt" style:font-style-asian="italic" style:font-weight-asian="bold" style:font-size-complex="36pt" style:font-style-complex="italic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Nimbus Sans L" fo:font-size="36pt" fo:font-weight="bold" officeooo:rsid="001d9c09" officeooo:paragraph-rsid="002812d8" style:font-size-asian="36pt" style:font-weight-asian="bold" style:font-size-complex="3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Nimbus Sans L" fo:font-size="36pt" fo:font-weight="normal" officeooo:rsid="001f5362" officeooo:paragraph-rsid="002812d8" style:font-size-asian="36pt" style:font-weight-asian="normal" style:font-size-complex="3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fo:font-weight="normal" officeooo:rsid="001f5362" officeooo:paragraph-rsid="002812d8" style:font-size-asian="10.5pt" style:font-weight-asian="normal" style:font-size-complex="12pt" style:font-weight-complex="normal"/>
    </style:style>
    <style:style style:name="T1" style:family="text">
      <style:text-properties officeooo:rsid="002812d8"/>
    </style:style>
    <style:style style:name="T2" style:family="text">
      <style:text-properties officeooo:rsid="0028bddc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80pt" officeooo:rsid="001f5362" style:font-size-asian="80pt" style:font-size-complex="8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egras básicas</text:span><text:span text:style-name="T3"> de convivência</text:span> </text:p>
      <text:p text:style-name="P7"/>
      <text:list xml:id="list4245763903894934447" text:style-name="L1">
        <text:list-item>
          <text:p text:style-name="P8">Respeite os outros usuários! Evite utilizar a sala para fins recreativos, especialmente quando a mesma estiver cheia.</text:p>
        </text:list-item>
      </text:list>
      <text:p text:style-name="P9"/>
      <text:list xml:id="list144608631696332" text:continue-numbering="true" text:style-name="L1">
        <text:list-item>
          <text:p text:style-name="P8"><text:span text:style-name="T1">N</text:span>otebooks devem <text:span text:style-name="T1">ser colocados sobre a mesa central; mantenha as bancadas dos computadores livres.</text:span></text:p>
        </text:list-item>
      </text:list>
      <text:p text:style-name="P9"/>
      <text:list xml:id="list144609533808013" text:continue-numbering="true" text:style-name="L1">
        <text:list-item>
          <text:p text:style-name="P8">Colabore com a organização <text:span text:style-name="T2">e limpeza</text:span> da sala.</text:p>
        </text:list-item>
      </text:list>
      <text:p text:style-name="P2"/>
      <text:p text:style-name="P6">A não conformidade com estas regras é passível de punição.</text:p>
      <text:p text:style-name="P5"/>
      <text:p text:style-name="P5"/>
      <text:p text:style-name="P3">Atenciosamente,</text:p>
      <text:p text:style-name="P4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1575in" fo:margin-bottom="0.1575in" fo:margin-left="0.1575in" fo:margin-right="0.1575in" fo:border="4.99pt solid #000000" fo:padding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22:17.752653842</meta:creation-date>
    <dc:date>2015-03-06T14:46:08.438376499</dc:date>
    <meta:editing-duration>PT42M46S</meta:editing-duration>
    <meta:editing-cycles>15</meta:editing-cycles>
    <meta:generator>LibreOffice/4.3.3.2$Linux_X86_64 LibreOffice_project/430m0$Build-2</meta:generator>
    <meta:print-date>2014-11-24T10:51:45.588368641</meta:print-date>
    <meta:document-statistic meta:table-count="0" meta:image-count="0" meta:object-count="0" meta:page-count="1" meta:paragraph-count="7" meta:word-count="61" meta:character-count="392" meta:non-whitespace-character-count="340"/>
  </office:meta>
</office:document-meta>
</file>